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font-style="italic" officeooo:rsid="001c5530" officeooo:paragraph-rsid="001c5530" style:font-style-asian="italic" style:font-style-complex="italic"/>
    </style:style>
    <style:style style:name="P2" style:family="paragraph" style:parent-style-name="Standard">
      <style:paragraph-properties fo:margin-top="0.101cm" fo:margin-bottom="0.101cm" style:contextual-spacing="false"/>
      <style:text-properties fo:font-style="normal" fo:font-weight="normal" officeooo:rsid="0023dbb0" officeooo:paragraph-rsid="0023dbb0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officeooo:rsid="0015a47e" officeooo:paragraph-rsid="0015a47e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officeooo:rsid="0015a47e" officeooo:paragraph-rsid="001725d1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officeooo:rsid="0015a584" officeooo:paragraph-rsid="001725d1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officeooo:rsid="0015a584" officeooo:paragraph-rsid="0015a584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officeooo:rsid="001725d1" officeooo:paragraph-rsid="001725d1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officeooo:rsid="001f4abc" officeooo:paragraph-rsid="001f4abc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fo:font-style="italic" officeooo:rsid="001e4186" officeooo:paragraph-rsid="001e4186" style:font-style-asian="italic" style:font-style-complex="italic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fo:font-style="italic" officeooo:rsid="00190053" officeooo:paragraph-rsid="00190053" style:font-style-asian="italic" style:font-style-complex="italic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fo:font-style="italic" officeooo:rsid="001c5530" officeooo:paragraph-rsid="001c5530" style:font-style-asian="italic" style:font-style-complex="italic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fo:font-style="italic" officeooo:rsid="001725d1" officeooo:paragraph-rsid="001725d1" style:font-style-asian="italic" style:font-style-complex="italic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officeooo:rsid="001c5530" officeooo:paragraph-rsid="001c5530"/>
    </style:style>
    <style:style style:name="T1" style:family="text">
      <style:text-properties officeooo:rsid="0015a47e"/>
    </style:style>
    <style:style style:name="T2" style:family="text">
      <style:text-properties officeooo:rsid="0015a584"/>
    </style:style>
    <style:style style:name="T3" style:family="text">
      <style:text-properties officeooo:rsid="001725d1"/>
    </style:style>
    <style:style style:name="T4" style:family="text">
      <style:text-properties officeooo:rsid="00190053"/>
    </style:style>
    <style:style style:name="T5" style:family="text">
      <style:text-properties officeooo:rsid="001a7991"/>
    </style:style>
    <style:style style:name="T6" style:family="text">
      <style:text-properties officeooo:rsid="001e4186"/>
    </style:style>
    <style:style style:name="T7" style:family="text">
      <style:text-properties officeooo:rsid="002146a7"/>
    </style:style>
    <style:style style:name="T8" style:family="text">
      <style:text-properties officeooo:rsid="00230142"/>
    </style:style>
    <style:style style:name="T9" style:family="text">
      <style:text-properties officeooo:rsid="00286b12"/>
    </style:style>
    <style:style style:name="T10" style:family="text">
      <style:text-properties officeooo:rsid="002a0dcf"/>
    </style:style>
    <text:list-style style:name="L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trong_20_Emphasis" style:num-suffix="." style:num-format="1" text:display-levels="3">
        <style:list-level-properties text:list-level-position-and-space-mode="label-alignment">
          <style:list-level-label-alignment text:label-followed-by="space" fo:text-indent="-0.63cm" fo:margin-left="2.54cm"/>
        </style:list-level-properties>
      </text:list-level-style-number>
      <text:list-level-style-number text:level="4" text:style-name="Strong_20_Emphasis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12455074" text:style-name="L1">
        <text:list-item>
          <text:p text:style-name="P3">System rejestracji <text:span text:style-name="T8">i logowania</text:span> z walidacją</text:p>
        </text:list-item>
        <text:list-item>
          <text:p text:style-name="P5"><text:span text:style-name="T3">P</text:span>rzydzielenie roli użytkownikom przy rejestracji</text:p>
          <text:list>
            <text:list-item>
              <text:p text:style-name="P4">Użytkownik <text:span text:style-name="T2">standardowy</text:span>(uczeń)</text:p>
            </text:list-item>
            <text:list-item>
              <text:p text:style-name="P5"><text:span text:style-name="T1">Użytkownik uprzywilejowany(nauczyciel)</text:span><text:span text:style-name="T3"> </text:span></text:p>
            </text:list-item>
          </text:list>
        </text:list-item>
        <text:list-item>
          <text:p text:style-name="P3">Autoryzacja <text:span text:style-name="T8">rolą użytkownika oraz dostęp</text:span> do zasobów</text:p>
        </text:list-item>
        <text:list-item>
          <text:p text:style-name="P7">Wypełnienie bazy danych kilkoma odgórnie zdefiniowanymi rekordami w celu testowania</text:p>
        </text:list-item>
        <text:list-item>
          <text:p text:style-name="P3">Zarządzanie kursami przez nauczyciela</text:p>
          <text:list>
            <text:list-item>
              <text:p text:style-name="P3">Tworzenie, usuwanie i edycja kursów</text:p>
            </text:list-item>
            <text:list-item>
              <text:p text:style-name="P3">Tworzenie poszczególnych sekcji w kursie</text:p>
              <text:list>
                <text:list-item>
                  <text:p text:style-name="P6">Testy sprawdzające wiedzę</text:p>
                  <text:list>
                    <text:list-item>
                      <text:p text:style-name="P6"><text:s/>Z możliwością dodawania pytań otwartych i zamkniętych</text:p>
                    </text:list-item>
                    <text:list-item>
                      <text:p text:style-name="P6"><text:s/>Możliwość czasowego ograniczenia dostępności</text:p>
                    </text:list-item>
                    <text:list-item>
                      <text:p text:style-name="P6"><text:s/><text:span text:style-name="T7">Wystawianie ocen</text:span></text:p>
                    </text:list-item>
                  </text:list>
                </text:list-item>
                <text:list-item>
                  <text:p text:style-name="P7">Zadania do oddania</text:p>
                  <text:list>
                    <text:list-item>
                      <text:p text:style-name="P8">Dodawanie uwag i ocen</text:p>
                    </text:list-item>
                  </text:list>
                </text:list-item>
                <text:list-item>
                  <text:p text:style-name="P7"><text:span text:style-name="T5">Treści i</text:span>nformacyjne</text:p>
                </text:list-item>
                <text:list-item>
                  <text:p text:style-name="P9">Forum dla uczestników kursu</text:p>
                </text:list-item>
              </text:list>
            </text:list-item>
            <text:list-item>
              <text:p text:style-name="P3">Możliwość dodawania plików jako załączników</text:p>
            </text:list-item>
            <text:list-item>
              <text:p text:style-name="P3">Zarządzanie członkami kursu</text:p>
              <text:list>
                <text:list-item>
                  <text:p text:style-name="P3">Dodawanie, usuwanie z kursu</text:p>
                </text:list-item>
                <text:list-item>
                  <text:p text:style-name="P3">Wystawianie ocen cząstkowych i końcowych</text:p>
                </text:list-item>
              </text:list>
            </text:list-item>
          </text:list>
        </text:list-item>
        <text:list-item>
          <text:p text:style-name="P13">Profile użytkowników</text:p>
          <text:list>
            <text:list-item>
              <text:p text:style-name="P13">Przeglądanie profilów innych użytkowników</text:p>
            </text:list-item>
            <text:list-item>
              <text:p text:style-name="P13">Edycja własnego <text:span text:style-name="T6">profilu</text:span></text:p>
            </text:list-item>
          </text:list>
        </text:list-item>
        <text:list-item>
          <text:p text:style-name="P10">Globalizacja aplikacji dla języka polskiego i angielskiego</text:p>
        </text:list-item>
        <text:list-item>
          <text:p text:style-name="P11">Panel boczny z zadaniami do wykonania</text:p>
        </text:list-item>
        <text:list-item>
          <text:p text:style-name="P10">Tryb dzienny i nocny</text:p>
        </text:list-item>
        <text:list-item>
          <text:p text:style-name="P12">System znajomych dla użytkowników platformy</text:p>
          <text:list>
            <text:list-item>
              <text:p text:style-name="P12">Live chat dla <text:span text:style-name="T4">pary znajomych</text:span></text:p>
            </text:list-item>
          </text:list>
        </text:list-item>
        <text:list-item>
          <text:p text:style-name="P13">Panel administratora</text:p>
        </text:list-item>
        <text:list-item>
          <text:p text:style-name="P11">Postawienie aplikacji na hostingu</text:p>
        </text:list-item>
      </text:list>
      <text:p text:style-name="P1"/>
      <text:p text:style-name="P2">Zwykłą czcionką oznaczone zostały kluczowe funkcjonalności dla projektu bez których trudno się obejść. </text:p>
      <text:p text:style-name="P2">Kursywą zostały oznaczone funkcjonalności dodatkowe. rozbudowujące projekt, mogące zostać zaimplementowane w przyszłości, ale <text:span text:style-name="T10">nie </text:span><text:span text:style-name="T9">stanowiące podstawy systemu</text:span>.</text:p>
      <text:list xml:id="list200721707482769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20:07:19.791000000</dc:date>
    <meta:editing-duration>PT1H26M58S</meta:editing-duration>
    <meta:editing-cycles>9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33" meta:word-count="195" meta:character-count="1483" meta:non-whitespace-character-count="1347"/>
  </office:meta>
</office:document-meta>
</file>